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4d01c" officeooo:paragraph-rsid="0024d01c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42ae4" officeooo:paragraph-rsid="002fddd4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fddd4" officeooo:paragraph-rsid="002fddd4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9eb27" officeooo:paragraph-rsid="0019eb27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d9a5f" officeooo:paragraph-rsid="002de971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42ae4" officeooo:paragraph-rsid="00242ae4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2bf1a0" officeooo:paragraph-rsid="002bf1a0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officeooo:paragraph-rsid="001c0208"/>
    </style:style>
    <style:style style:name="P10" style:family="paragraph" style:parent-style-name="Standard">
      <style:paragraph-properties fo:text-align="start" style:justify-single-word="false"/>
      <style:text-properties officeooo:paragraph-rsid="002bf1a0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42b92f"/>
    </style:style>
    <style:style style:name="P12" style:family="paragraph" style:parent-style-name="Standard" style:list-style-name="L1">
      <style:paragraph-properties fo:text-align="start" style:justify-single-word="false"/>
      <style:text-properties officeooo:paragraph-rsid="0024d01c"/>
    </style:style>
    <style:style style:name="P13" style:family="paragraph" style:parent-style-name="Standard" style:list-style-name="L1">
      <style:paragraph-properties fo:text-align="start" style:justify-single-word="false"/>
      <style:text-properties officeooo:paragraph-rsid="0039f8f9"/>
    </style:style>
    <style:style style:name="P14" style:family="paragraph" style:parent-style-name="Standard" style:list-style-name="L2">
      <style:paragraph-properties fo:text-align="start" style:justify-single-word="false"/>
      <style:text-properties officeooo:paragraph-rsid="002fddd4"/>
    </style:style>
    <style:style style:name="P15" style:family="paragraph" style:parent-style-name="Standard" style:list-style-name="L3">
      <style:paragraph-properties fo:text-align="start" style:justify-single-word="false"/>
      <style:text-properties officeooo:paragraph-rsid="002bf1a0"/>
    </style:style>
    <style:style style:name="P16" style:family="paragraph" style:parent-style-name="Standard" style:list-style-name="L4">
      <style:paragraph-properties fo:text-align="start" style:justify-single-word="false"/>
      <style:text-properties officeooo:paragraph-rsid="002bf1a0"/>
    </style:style>
    <style:style style:name="P17" style:family="paragraph" style:parent-style-name="Standard" style:list-style-name="L5">
      <style:paragraph-properties fo:text-align="start" style:justify-single-word="false"/>
      <style:text-properties officeooo:paragraph-rsid="002bf1a0"/>
    </style:style>
    <style:style style:name="P18" style:family="paragraph" style:parent-style-name="Standard" style:list-style-name="L6">
      <style:paragraph-properties fo:text-align="start" style:justify-single-word="false"/>
      <style:text-properties officeooo:paragraph-rsid="002fddd4"/>
    </style:style>
    <style:style style:name="P19" style:family="paragraph" style:parent-style-name="Standard" style:list-style-name="L6">
      <style:paragraph-properties fo:text-align="start" style:justify-single-word="false"/>
      <style:text-properties officeooo:paragraph-rsid="0039f8f9"/>
    </style:style>
    <style:style style:name="P20" style:family="paragraph" style:parent-style-name="Standard" style:list-style-name="L7">
      <style:paragraph-properties fo:text-align="start" style:justify-single-word="false"/>
      <style:text-properties officeooo:paragraph-rsid="002de971"/>
    </style:style>
    <style:style style:name="P21" style:family="paragraph" style:parent-style-name="Standard" style:list-style-name="L7">
      <style:paragraph-properties fo:text-align="start" style:justify-single-word="false"/>
      <style:text-properties officeooo:paragraph-rsid="004642cc"/>
    </style:style>
    <style:style style:name="P22" style:family="paragraph" style:parent-style-name="Standard">
      <style:paragraph-properties fo:text-align="start" style:justify-single-word="false"/>
      <style:text-properties officeooo:paragraph-rsid="002a840a"/>
    </style:style>
    <style:style style:name="P23" style:family="paragraph" style:parent-style-name="Standard" style:list-style-name="L1">
      <style:paragraph-properties fo:text-align="start" style:justify-single-word="false"/>
      <style:text-properties officeooo:rsid="00293223" officeooo:paragraph-rsid="00293223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26eb76" officeooo:paragraph-rsid="0026eb76" style:font-size-asian="12pt" style:font-weight-asian="normal" style:font-size-complex="12pt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3b6302" officeooo:paragraph-rsid="003b6302" style:font-size-asian="12pt" style:font-weight-asian="normal" style:font-size-complex="12pt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2fddd4" officeooo:paragraph-rsid="002fddd4" style:font-size-asian="12pt" style:font-weight-asian="normal" style:font-size-complex="12pt" style:font-weight-complex="normal"/>
    </style:style>
    <style:style style:name="P27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293223" officeooo:paragraph-rsid="00351a84" style:font-size-asian="12pt" style:font-weight-asian="normal" style:font-size-complex="12pt" style:font-weight-complex="normal"/>
    </style:style>
    <style:style style:name="P28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39f8f9" officeooo:paragraph-rsid="003c03b4" style:font-size-asian="12pt" style:font-weight-asian="normal" style:font-size-complex="12pt" style:font-weight-complex="normal"/>
    </style:style>
    <style:style style:name="P29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2bf1a0" officeooo:paragraph-rsid="002bf1a0" style:font-size-asian="12pt" style:font-weight-asian="normal" style:font-size-complex="12pt" style:font-weight-complex="normal"/>
    </style:style>
    <style:style style:name="P30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2bf1a0" officeooo:paragraph-rsid="002bf1a0" style:font-size-asian="12pt" style:font-weight-asian="normal" style:font-size-complex="12pt" style:font-weight-complex="normal"/>
    </style:style>
    <style:style style:name="P31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24d01c" officeooo:paragraph-rsid="002fddd4" style:font-size-asian="12pt" style:font-weight-asian="normal" style:font-size-complex="12pt" style:font-weight-complex="normal"/>
    </style:style>
    <style:style style:name="P32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2ccbad" officeooo:paragraph-rsid="002fddd4" style:font-size-asian="12pt" style:font-weight-asian="normal" style:font-size-complex="12pt" style:font-weight-complex="normal"/>
    </style:style>
    <style:style style:name="P33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2de971" officeooo:paragraph-rsid="002de971" style:font-size-asian="12pt" style:font-weight-asian="normal" style:font-size-complex="12pt" style:font-weight-complex="normal"/>
    </style:style>
    <style:style style:name="P34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2de971" officeooo:paragraph-rsid="004c6611" style:font-size-asian="12pt" style:font-weight-asian="normal" style:font-size-complex="12pt" style:font-weight-complex="normal"/>
    </style:style>
    <style:style style:name="P35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371a01" officeooo:paragraph-rsid="00371a01" style:font-size-asian="12pt" style:font-weight-asian="normal" style:font-size-complex="12pt" style:font-weight-complex="normal"/>
    </style:style>
    <style:style style:name="P36" style:family="paragraph" style:parent-style-name="Standard" style:list-style-name="L6">
      <style:paragraph-properties fo:text-align="start" style:justify-single-word="false"/>
      <style:text-properties officeooo:rsid="00371a01" officeooo:paragraph-rsid="00371a01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1ae3ab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225a1c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242ae4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24d01c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24e2be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2a7a1b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normal" officeooo:rsid="002bf1a0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fo:font-weight="normal" officeooo:rsid="002ccbad" style:font-size-asian="12pt" style:font-weight-asian="normal" style:font-size-complex="12pt" style:font-weight-complex="normal"/>
    </style:style>
    <style:style style:name="T10" style:family="text">
      <style:text-properties style:font-name="DejaVu Sans Condensed" fo:font-size="12pt" fo:font-weight="normal" officeooo:rsid="002a840a" style:font-size-asian="12pt" style:font-weight-asian="normal" style:font-size-complex="12pt" style:font-weight-complex="normal"/>
    </style:style>
    <style:style style:name="T11" style:family="text">
      <style:text-properties style:font-name="DejaVu Sans Condensed" fo:font-size="12pt" fo:font-weight="normal" officeooo:rsid="00351a84" style:font-size-asian="12pt" style:font-weight-asian="normal" style:font-size-complex="12pt" style:font-weight-complex="normal"/>
    </style:style>
    <style:style style:name="T12" style:family="text">
      <style:text-properties style:font-name="DejaVu Sans Condensed" fo:font-size="12pt" fo:font-weight="normal" officeooo:rsid="00371a01" style:font-size-asian="12pt" style:font-weight-asian="normal" style:font-size-complex="12pt" style:font-weight-complex="normal"/>
    </style:style>
    <style:style style:name="T13" style:family="text">
      <style:text-properties style:font-name="DejaVu Sans Condensed" fo:font-size="12pt" fo:font-weight="normal" officeooo:rsid="002de971" style:font-size-asian="12pt" style:font-weight-asian="normal" style:font-size-complex="12pt" style:font-weight-complex="normal"/>
    </style:style>
    <style:style style:name="T14" style:family="text">
      <style:text-properties style:font-name="DejaVu Sans Condensed" fo:font-size="12pt" fo:font-weight="normal" officeooo:rsid="002fddd4" style:font-size-asian="12pt" style:font-weight-asian="normal" style:font-size-complex="12pt" style:font-weight-complex="normal"/>
    </style:style>
    <style:style style:name="T15" style:family="text">
      <style:text-properties style:font-name="DejaVu Sans Condensed" fo:font-size="12pt" fo:font-weight="normal" officeooo:rsid="00309df4" style:font-size-asian="12pt" style:font-weight-asian="normal" style:font-size-complex="12pt" style:font-weight-complex="normal"/>
    </style:style>
    <style:style style:name="T16" style:family="text">
      <style:text-properties style:font-name="DejaVu Sans Condensed" fo:font-size="12pt" fo:font-weight="normal" officeooo:rsid="003243c6" style:font-size-asian="12pt" style:font-weight-asian="normal" style:font-size-complex="12pt" style:font-weight-complex="normal"/>
    </style:style>
    <style:style style:name="T17" style:family="text">
      <style:text-properties style:font-name="DejaVu Sans Condensed" fo:font-size="12pt" fo:font-weight="normal" officeooo:rsid="0042b92f" style:font-size-asian="12pt" style:font-weight-asian="normal" style:font-size-complex="12pt" style:font-weight-complex="normal"/>
    </style:style>
    <style:style style:name="T18" style:family="text">
      <style:text-properties style:font-name="DejaVu Sans Condensed" fo:font-size="12pt" fo:font-weight="normal" officeooo:rsid="0049b675" style:font-size-asian="12pt" style:font-weight-asian="normal" style:font-size-complex="12pt" style:font-weight-complex="normal"/>
    </style:style>
    <style:style style:name="T19" style:family="text">
      <style:text-properties style:font-name="DejaVu Sans Condensed" fo:font-size="12pt" fo:font-weight="normal" officeooo:rsid="004c6611" style:font-size-asian="12pt" style:font-weight-asian="normal" style:font-size-complex="12pt" style:font-weight-complex="normal"/>
    </style:style>
    <style:style style:name="T20" style:family="text">
      <style:text-properties style:font-name="DejaVu Sans Condensed" fo:font-size="12pt" fo:font-weight="normal" officeooo:rsid="004e0643" style:font-size-asian="12pt" style:font-weight-asian="normal" style:font-size-complex="12pt" style:font-weight-complex="normal"/>
    </style:style>
    <style:style style:name="T21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24d01c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24e2be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242ae4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2bf1a0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2ccbad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bold" officeooo:rsid="00371a01" style:font-size-asian="12pt" style:font-weight-asian="bold" style:font-size-complex="12pt" style:font-weight-complex="bold"/>
    </style:style>
    <style:style style:name="T28" style:family="text">
      <style:text-properties style:font-name="DejaVu Sans Condensed" fo:font-size="12pt" fo:font-weight="bold" officeooo:rsid="002de971" style:font-size-asian="12pt" style:font-weight-asian="bold" style:font-size-complex="12pt" style:font-weight-complex="bold"/>
    </style:style>
    <style:style style:name="T29" style:family="text">
      <style:text-properties style:font-name="DejaVu Sans Condensed" fo:font-size="12pt" fo:font-weight="bold" officeooo:rsid="002fddd4" style:font-size-asian="12pt" style:font-weight-asian="bold" style:font-size-complex="12pt" style:font-weight-complex="bold"/>
    </style:style>
    <style:style style:name="T30" style:family="text">
      <style:text-properties style:font-name="DejaVu Sans Condensed" fo:font-size="12pt" fo:font-weight="bold" officeooo:rsid="00415ad3" style:font-size-asian="12pt" style:font-weight-asian="bold" style:font-size-complex="12pt" style:font-weight-complex="bold"/>
    </style:style>
    <style:style style:name="T31" style:family="text">
      <style:text-properties style:font-name="DejaVu Sans Condensed" fo:font-size="12pt" fo:font-weight="bold" officeooo:rsid="00309df4" style:font-size-asian="12pt" style:font-weight-asian="bold" style:font-size-complex="12pt" style:font-weight-complex="bold"/>
    </style:style>
    <style:style style:name="T32" style:family="text">
      <style:text-properties style:font-name="DejaVu Sans Condensed" fo:font-size="12pt" fo:font-weight="bold" officeooo:rsid="0042b92f" style:font-size-asian="12pt" style:font-weight-asian="bold" style:font-size-complex="12pt" style:font-weight-complex="bold"/>
    </style:style>
    <style:style style:name="T33" style:family="text">
      <style:text-properties style:font-name="DejaVu Sans Condensed" fo:font-size="12pt" fo:font-weight="bold" officeooo:rsid="00458b01" style:font-size-asian="12pt" style:font-weight-asian="bold" style:font-size-complex="12pt" style:font-weight-complex="bold"/>
    </style:style>
    <style:style style:name="T34" style:family="text">
      <style:text-properties style:font-name="DejaVu Sans Condensed" fo:font-size="12pt" fo:font-weight="bold" officeooo:rsid="00455015" style:font-size-asian="12pt" style:font-weight-asian="bold" style:font-size-complex="12pt" style:font-weight-complex="bold"/>
    </style:style>
    <style:style style:name="T35" style:family="text">
      <style:text-properties style:font-name="DejaVu Sans Condensed" fo:font-size="12pt" fo:font-weight="bold" officeooo:rsid="003ee205" style:font-size-asian="12pt" style:font-weight-asian="bold" style:font-size-complex="12pt" style:font-weight-complex="bold"/>
    </style:style>
    <style:style style:name="T36" style:family="text">
      <style:text-properties style:font-name="DejaVu Sans Condensed" fo:font-size="12pt" fo:font-weight="bold" officeooo:rsid="004642cc" style:font-size-asian="12pt" style:font-weight-asian="bold" style:font-size-complex="12pt" style:font-weight-complex="bold"/>
    </style:style>
    <style:style style:name="T37" style:family="text">
      <style:text-properties style:font-name="DejaVu Sans Condensed" fo:font-size="12pt" fo:font-weight="bold" officeooo:rsid="0049207d" style:font-size-asian="12pt" style:font-weight-asian="bold" style:font-size-complex="12pt" style:font-weight-complex="bold"/>
    </style:style>
    <style:style style:name="T38" style:family="text">
      <style:text-properties style:font-name="DejaVu Sans Condensed" fo:font-size="12pt" fo:font-weight="bold" officeooo:rsid="004023be" style:font-size-asian="12pt" style:font-weight-asian="bold" style:font-size-complex="12pt" style:font-weight-complex="bold"/>
    </style:style>
    <style:style style:name="T39" style:family="text">
      <style:text-properties style:font-name="DejaVu Sans Condensed" fo:font-size="12pt" fo:font-weight="bold" officeooo:rsid="0049b675" style:font-size-asian="12pt" style:font-weight-asian="bold" style:font-size-complex="12pt" style:font-weight-complex="bold"/>
    </style:style>
    <style:style style:name="T40" style:family="text">
      <style:text-properties style:font-name="DejaVu Sans Condensed" fo:font-size="12pt" fo:font-weight="bold" officeooo:rsid="004c5b54" style:font-size-asian="12pt" style:font-weight-asian="bold" style:font-size-complex="12pt" style:font-weight-complex="bold"/>
    </style:style>
    <style:style style:name="T41" style:family="text">
      <style:text-properties style:font-name="DejaVu Sans Condensed" fo:font-size="12pt" fo:font-weight="bold" officeooo:rsid="002a840a" style:font-size-asian="12pt" style:font-weight-asian="bold" style:font-size-complex="12pt" style:font-weight-complex="bold"/>
    </style:style>
    <style:style style:name="T42" style:family="text">
      <style:text-properties style:font-name="DejaVu Sans Condensed" fo:font-size="12pt" fo:font-weight="bold" officeooo:rsid="004c6611" style:font-size-asian="12pt" style:font-weight-asian="bold" style:font-size-complex="12pt" style:font-weight-complex="bold"/>
    </style:style>
    <style:style style:name="T43" style:family="text">
      <style:text-properties style:font-name="DejaVu Sans Condensed" fo:font-size="12pt" fo:font-style="normal" style:text-underline-style="none" fo:font-weight="normal" officeooo:rsid="002bf1a0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officeooo:rsid="00263f21" style:font-weight-asian="bold" style:font-weight-complex="bold"/>
    </style:style>
    <style:style style:name="T46" style:family="text">
      <style:text-properties fo:font-weight="bold" officeooo:rsid="00242ae4" style:font-weight-asian="bold" style:font-weight-complex="bold"/>
    </style:style>
    <style:style style:name="T47" style:family="text">
      <style:text-properties fo:font-weight="bold" officeooo:rsid="002ccbad" style:font-weight-asian="bold" style:font-weight-complex="bold"/>
    </style:style>
    <style:style style:name="T48" style:family="text">
      <style:text-properties fo:font-weight="bold" officeooo:rsid="003b6302" style:font-weight-asian="bold" style:font-weight-complex="bold"/>
    </style:style>
    <style:style style:name="T49" style:family="text">
      <style:text-properties fo:font-weight="bold" officeooo:rsid="003a498a" style:font-weight-asian="bold" style:font-weight-complex="bold"/>
    </style:style>
    <style:style style:name="T50" style:family="text">
      <style:text-properties fo:font-weight="bold" officeooo:rsid="003e56f0" style:font-weight-asian="bold" style:font-weight-complex="bold"/>
    </style:style>
    <style:style style:name="T51" style:family="text">
      <style:text-properties fo:font-weight="bold" officeooo:rsid="0049fe9d" style:font-weight-asian="bold" style:font-weight-complex="bold"/>
    </style:style>
    <style:style style:name="T52" style:family="text">
      <style:text-properties fo:font-weight="bold" officeooo:rsid="0047b2fb" style:font-weight-asian="bold" style:font-weight-complex="bold"/>
    </style:style>
    <style:style style:name="T53" style:family="text">
      <style:text-properties officeooo:rsid="002ccbad"/>
    </style:style>
    <style:style style:name="T54" style:family="text">
      <style:text-properties officeooo:rsid="00242ae4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text-underline-style="none" style:font-style-asian="italic" style:font-style-complex="italic"/>
    </style:style>
    <style:style style:name="T57" style:family="text">
      <style:text-properties officeooo:rsid="003243c6"/>
    </style:style>
    <style:style style:name="T58" style:family="text">
      <style:text-properties officeooo:rsid="00351a84"/>
    </style:style>
    <style:style style:name="T59" style:family="text">
      <style:text-properties officeooo:rsid="0024d01c"/>
    </style:style>
    <style:style style:name="T60" style:family="text">
      <style:text-properties officeooo:rsid="002a7a1b"/>
    </style:style>
    <style:style style:name="T61" style:family="text">
      <style:text-properties style:font-name="DejaVu Sans Condensed1"/>
    </style:style>
    <style:style style:name="T62" style:family="text">
      <style:text-properties style:font-name="DejaVu Sans Condensed1" fo:font-size="12pt" fo:font-weight="normal" officeooo:rsid="0039f8f9" style:font-size-asian="12pt" style:font-weight-asian="normal" style:font-size-complex="12pt" style:font-weight-complex="normal"/>
    </style:style>
    <style:style style:name="T63" style:family="text">
      <style:text-properties officeooo:rsid="003a498a"/>
    </style:style>
    <style:style style:name="T64" style:family="text">
      <style:text-properties officeooo:rsid="003b6302"/>
    </style:style>
    <style:style style:name="T65" style:family="text">
      <style:text-properties officeooo:rsid="003c03b4"/>
    </style:style>
    <style:style style:name="T66" style:family="text">
      <style:text-properties officeooo:rsid="003e56f0"/>
    </style:style>
    <style:style style:name="T67" style:family="text">
      <style:text-properties officeooo:rsid="004c6611"/>
    </style:style>
    <style:style style:name="T68" style:family="text">
      <style:text-properties officeooo:rsid="0047b2fb"/>
    </style:style>
    <style:style style:name="T69" style:family="text">
      <style:text-properties officeooo:rsid="004e064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33">3</text:span><text:span text:style-name="T37">0</text:span><text:span text:style-name="T40">1</text:span><text:span text:style-name="T29"> - </text:span><text:span text:style-name="T34">Flight - </text:span><text:span text:style-name="T29">Takeoff, </text:span><text:span text:style-name="T35">Basic </text:span><text:span text:style-name="T29">Navigation, Landing</text:span></text:p>
      <text:p text:style-name="P4"/>
      <text:p text:style-name="P1">Shore Takeoff</text:p>
      <text:list xml:id="list1493118955" text:style-name="L1">
        <text:list-item>
          <text:p text:style-name="P11"><text:span text:style-name="T23">Trim</text:span><text:span text:style-name="T6"> ... </text:span><text:span text:style-name="T17">Reset to </text:span><text:span text:style-name="T2">+1</text:span><text:span text:style-name="T3">2</text:span><text:span text:style-name="T62">°</text:span><text:span text:style-name="T2"> </text:span><text:span text:style-name="T4">nose up </text:span><text:span text:style-name="T17">(p</text:span><text:span text:style-name="T4">ress </text:span><text:span text:style-name="T24">Trim Reset</text:span><text:span text:style-name="T4"> button (</text:span><text:span text:style-name="T24">Trim Hat </text:span><text:span text:style-name="T30">press</text:span><text:span text:style-name="T4">)</text:span><text:span text:style-name="T2">, </text:span><text:span text:style-name="T4">or </text:span><text:span text:style-name="T17">set </text:span><text:span text:style-name="T4">manually, </text:span><text:span text:style-name="T17">see </text:span><text:span text:style-name="T32">FCS</text:span><text:span text:style-name="T17"> page for current setting)</text:span></text:p>
        </text:list-item>
        <text:list-item>
          <text:p text:style-name="P12"><text:span text:style-name="T22">Flaps</text:span><text:span text:style-name="T5"> ... </text:span><text:span text:style-name="T22">HALF</text:span><text:span text:style-name="T5"> (middle switch position)</text:span></text:p>
        </text:list-item>
        <text:list-item>
          <text:p text:style-name="P23"><text:span text:style-name="T5">(</text:span><text:span text:style-name="T1">Optional) Show </text:span><text:span text:style-name="T21">best climb speed</text:span><text:span text:style-name="T1"> on HUD. <text:s/>Go to </text:span><text:span text:style-name="T21">FPAS</text:span><text:span text:style-name="T1"> page </text:span><text:span text:style-name="T7">(in SUPT menu)</text:span><text:span text:style-name="T1">, press </text:span><text:span text:style-name="T21">CLIMB</text:span><text:span text:style-name="T1"> button. <text:s/></text:span><text:span text:style-name="T7">Best climb speed for current altitude appears above airspeed indicator on HUD </text:span><text:span text:style-name="T11">(in NAV master mode only)</text:span><text:span text:style-name="T7">.</text:span></text:p>
        </text:list-item>
        <text:list-item>
          <text:p text:style-name="P23"><text:span text:style-name="T5">B</text:span><text:span text:style-name="T1">egin takeoff run.</text:span></text:p>
        </text:list-item>
        <text:list-item>
          <text:p text:style-name="P13"><text:span text:style-name="T22">Rotate</text:span><text:span text:style-name="T5"> at approx </text:span><text:span text:style-name="T22">150 kts</text:span><text:span text:style-name="T5">, </text:span><text:span text:style-name="T9">h</text:span><text:span text:style-name="T5">old </text:span><text:span text:style-name="T10">about </text:span><text:span text:style-name="T5">7</text:span><text:span text:style-name="T62">°</text:span><text:span text:style-name="T5"> pitch.</text:span></text:p>
        </text:list-item>
        <text:list-item>
          <text:p text:style-name="P24">Retract gear and flaps <text:span text:style-name="T53">when airborne</text:span>. <text:s/>(<text:span text:style-name="T64">F</text:span>laps will retract automatically when over 250 kts so can't be damaged by overspeed, but switch should be set to OFF (up).)</text:p>
        </text:list-item>
      </text:list>
      <text:p text:style-name="P5"/>
      <text:p text:style-name="P3">Carrier Takeoff</text:p>
      <text:list xml:id="list2842965707" text:style-name="L2">
        <text:list-item>
          <text:p text:style-name="P25">Catapults are numbered right to left. <text:s/>1=front right, 2=front left, 3=waist right, 4=waist left.</text:p>
        </text:list-item>
        <text:list-item>
          <text:p text:style-name="P26">Do what the <text:span text:style-name="T57">yellow shirts</text:span> tell you to do.</text:p>
        </text:list-item>
        <text:list-item>
          <text:p text:style-name="P14"><text:span text:style-name="T14">Make sure </text:span><text:span text:style-name="T29">wing fold </text:span><text:span text:style-name="T31">lever</text:span><text:span text:style-name="T15"> </text:span><text:span text:style-name="T14">is locked </text:span><text:span text:style-name="T16">(pushed in)</text:span><text:span text:style-name="T14">, flaps at </text:span><text:span text:style-name="T29">HALF</text:span><text:span text:style-name="T14">.</text:span></text:p>
        </text:list-item>
        <text:list-item>
          <text:p text:style-name="P27"><text:span text:style-name="T59">(</text:span>Optional) Show <text:span text:style-name="T44">best climb speed</text:span> on HUD. <text:s/>Go to <text:span text:style-name="T44">FPAS</text:span> page <text:span text:style-name="T60">(in SUPT menu)</text:span>, press <text:span text:style-name="T44">CLIMB</text:span> button. <text:s/><text:span text:style-name="T60">Best climb speed for current altitude appears above airspeed indicator on HUD </text:span><text:span text:style-name="T58">(in NAV master mode only)</text:span><text:span text:style-name="T60">.</text:span></text:p>
        </text:list-item>
        <text:list-item>
          <text:p text:style-name="P28"><text:span text:style-name="T48">To avoid CHECK TRIM Master Caution error</text:span><text:span text:style-name="T64">, s</text:span>et trim based on weight, <text:span text:style-name="T65">or use at least 16</text:span><text:span text:style-name="T61">°</text:span> (<text:span text:style-name="T44">CH</text:span><text:span text:style-name="T49">K</text:span><text:span text:style-name="T44">LST</text:span> page <text:span text:style-name="T63">for weight, </text:span><text:span text:style-name="T49">FCS</text:span><text:span text:style-name="T63"> page for current trim amount</text:span>). <text:s/>44k or less lbs = 16<text:span text:style-name="T61">°</text:span>, 45k-48k lbs = 17<text:span text:style-name="T61">°</text:span>, 49k <text:span text:style-name="T65">lbs or more</text:span> = 19<text:span text:style-name="T61">°.</text:span></text:p>
        </text:list-item>
        <text:list-item>
          <text:p text:style-name="P26"><text:span text:style-name="T44">Salute</text:span> to launch (<text:span text:style-name="T44">B3 button</text:span>).</text:p>
        </text:list-item>
      </text:list>
      <text:p text:style-name="P7"/>
      <text:p text:style-name="P10"><text:span text:style-name="T35">Basic </text:span><text:span text:style-name="T25">Navigation </text:span><text:span text:style-name="T38">(see </text:span><text:span text:style-name="T39">other</text:span><text:span text:style-name="T38"> page</text:span><text:span text:style-name="T39">s</text:span><text:span text:style-name="T38"> for adding waypoints and TOT)</text:span></text:p>
      <text:p text:style-name="P8">Waypoints</text:p>
      <text:list xml:id="list4049897429" text:style-name="L3">
        <text:list-item>
          <text:p text:style-name="P15"><text:span text:style-name="T8">Select active waypoint in </text:span><text:span text:style-name="T25">HSI</text:span><text:span text:style-name="T8"> or </text:span><text:span text:style-name="T25">SA</text:span><text:span text:style-name="T8"> page with </text:span><text:span text:style-name="T25">up/down arrows</text:span><text:span text:style-name="T43"> on right</text:span><text:span text:style-name="T8">.</text:span></text:p>
        </text:list-item>
        <text:list-item>
          <text:p text:style-name="P29">Press <text:span text:style-name="T44">WYPT</text:span> button to box it and put waypoint info into the HUD. <text:s/>HUD shows bearing and range in lower right corner, and heading tape shows a marker.</text:p>
        </text:list-item>
      </text:list>
      <text:p text:style-name="P8">TACAN</text:p>
      <text:list xml:id="list1791505026" text:style-name="L4">
        <text:list-item>
          <text:p text:style-name="P30">Press <text:span text:style-name="T44">TCN</text:span> button on UFC.</text:p>
        </text:list-item>
        <text:list-item>
          <text:p text:style-name="P30">Enter TACAN channel number on keypad and press <text:span text:style-name="T44">ENT</text:span>. <text:s/>Select <text:span text:style-name="T44">X</text:span> or <text:span text:style-name="T44">Y</text:span> to set the channel letter.</text:p>
        </text:list-item>
        <text:list-item>
          <text:p text:style-name="P30">Select <text:span text:style-name="T44">T/R</text:span> for land-based or carrier navigation, or <text:span text:style-name="T44">A/A</text:span> for air refueling tankers.</text:p>
        </text:list-item>
        <text:list-item>
          <text:p text:style-name="P16"><text:span text:style-name="T8">Press </text:span><text:span text:style-name="T25">ON/OFF</text:span><text:span text:style-name="T8"> button to turn on TACAN.</text:span></text:p>
        </text:list-item>
        <text:list-item>
          <text:p text:style-name="P16"><text:span text:style-name="T8">On </text:span><text:span text:style-name="T25">HSI</text:span><text:span text:style-name="T8"> page, TACAN bearing and range shows in the upper left corner. <text:s/>Press </text:span><text:span text:style-name="T25">TCN</text:span><text:span text:style-name="T8"> </text:span><text:span text:style-name="T17">OSB</text:span><text:span text:style-name="T8"> to put the steering info in the HUD.</text:span></text:p>
        </text:list-item>
      </text:list>
      <text:list xml:id="list2317924827" text:style-name="L5">
        <text:list-item>
          <text:p text:style-name="P17"><text:span text:style-name="T18">To see a full list of all TACAN stations: o</text:span><text:span text:style-name="T8">n </text:span><text:span text:style-name="T25">HSI</text:span><text:span text:style-name="T8"> page, press </text:span><text:span text:style-name="T25">DATA</text:span><text:span text:style-name="T8"> button, then </text:span><text:span text:style-name="T25">TCN</text:span><text:span text:style-name="T8">. <text:s/>Press </text:span><text:span text:style-name="T25">HSI</text:span><text:span text:style-name="T8"> to return to HSI page.</text:span></text:p>
        </text:list-item>
      </text:list>
      <text:p text:style-name="P7"/>
      <text:p text:style-name="P2">Shore Landing</text:p>
      <text:list xml:id="list710253491" text:style-name="L6">
        <text:list-item>
          <text:p text:style-name="P18"><text:span text:style-name="T4">Under </text:span><text:span text:style-name="T24">250 kts</text:span><text:span text:style-name="T4">, </text:span><text:span text:style-name="T27">gear down</text:span><text:span text:style-name="T4"> and </text:span><text:span text:style-name="T12">flaps </text:span><text:span text:style-name="T26">FULL</text:span><text:span text:style-name="T4">.</text:span></text:p>
        </text:list-item>
        <text:list-item>
          <text:p text:style-name="P18"><text:span text:style-name="T4">Slow to </text:span><text:span text:style-name="T24">On Speed AOA (approx 145 to 155 kts, </text:span><text:span text:style-name="T36">top light=too slow, bottom light=too fast</text:span><text:span text:style-name="T24">)</text:span><text:span text:style-name="T4"> </text:span><text:span text:style-name="T9">and trim to put VV level with center of "E" bracket.</text:span></text:p>
        </text:list-item>
        <text:list-item>
          <text:p text:style-name="P36"><text:span text:style-name="T9">A</text:span><text:span text:style-name="T1">djust pitch with throttle.</text:span></text:p>
        </text:list-item>
        <text:list-item>
          <text:p text:style-name="P19"><text:span text:style-name="T9">A</text:span><text:span text:style-name="T4">im at end of runway. <text:s/></text:span><text:span text:style-name="T26">Approach angle/glideslope should be 3</text:span><text:span text:style-name="T62">°</text:span><text:span text:style-name="T26">.</text:span></text:p>
        </text:list-item>
        <text:list-item>
          <text:p text:style-name="P31">Fly it down into the ground, <text:span text:style-name="T53">do not flare</text:span>, <text:span text:style-name="T44">600 ft/m descent a</text:span><text:span text:style-name="T45">t</text:span><text:span text:style-name="T44"> touchdown</text:span>.</text:p>
        </text:list-item>
        <text:list-item>
          <text:p text:style-name="P32">After stopping, retract <text:span text:style-name="T44">airbrake</text:span>, set flaps to <text:span text:style-name="T44">HALF</text:span>, and press<text:span text:style-name="T54"> </text:span><text:span text:style-name="T46">Trim Reset</text:span><text:span text:style-name="T54"> button (</text:span><text:span text:style-name="T46">Trim Hat </text:span><text:span text:style-name="T51">press</text:span><text:span text:style-name="T54">).</text:span></text:p>
        </text:list-item>
      </text:list>
      <text:p text:style-name="P7"/>
      <text:p text:style-name="P22"><text:span text:style-name="T41">Carrier Landing</text:span><text:span text:style-name="T42"> (minimal procedure)</text:span></text:p>
      <text:list xml:id="list3701311255" text:style-name="L7">
        <text:list-item>
          <text:p text:style-name="P33">Set TACAN to carrier's channel for approach (see steps above).</text:p>
        </text:list-item>
        <text:list-item>
          <text:p text:style-name="P20"><text:span text:style-name="T13">Set ICLS to carrier's channel for instrument approach guidance. <text:s/>Press </text:span><text:span text:style-name="T28">ILS</text:span><text:span text:style-name="T13"> button on UFC, enter channel on keypad, press </text:span><text:span text:style-name="T28">ENT</text:span><text:span text:style-name="T13">, then press </text:span><text:span text:style-name="T28">ON/OFF</text:span><text:span text:style-name="T13"> to turn on.</text:span></text:p>
        </text:list-item>
        <text:list-item>
          <text:p text:style-name="P34">Contact carrier<text:span text:style-name="T67"> on radio</text:span> and <text:span text:style-name="T68">call "</text:span><text:span text:style-name="T52">Inbound</text:span><text:span text:style-name="T68">". <text:s/>Carrier will respond with weather, altimeter setting, and </text:span><text:span text:style-name="T52">BRC</text:span><text:span text:style-name="T67"> </text:span>(<text:span text:style-name="T53">Base Recovery Course, the heading of the carrier itself</text:span>)<text:span text:style-name="T68">, ending with "Report see me at 10"</text:span><text:span text:style-name="T67">.</text:span> <text:s/>Set <text:span text:style-name="T67">BRC </text:span>as a Course in the <text:span text:style-name="T44">HSI</text:span> for reference.</text:p>
        </text:list-item>
        <text:list-item>
          <text:p text:style-name="P33">Call "<text:span text:style-name="T44">See you at 10</text:span>" when 10 miles out.</text:p>
        </text:list-item>
        <text:list-item>
          <text:p text:style-name="P33">Fly the pattern <text:span text:style-name="T55">(</text:span><text:span text:style-name="T56">left as an exercise to the reader</text:span><text:span text:style-name="T55">)</text:span>.</text:p>
        </text:list-item>
        <text:list-item>
          <text:p text:style-name="P33">Under <text:span text:style-name="T44">250 kts</text:span>, <text:span text:style-name="T44">gear down</text:span> <text:span text:style-name="T66">(</text:span><text:span text:style-name="T50">T5 switch</text:span><text:span text:style-name="T66">)</text:span>, <text:span text:style-name="T50">hook down</text:span><text:span text:style-name="T66"> (</text:span><text:span text:style-name="T50">shift-T5 switch</text:span><text:span text:style-name="T66">),</text:span> and flaps <text:span text:style-name="T44">FULL</text:span>.</text:p>
        </text:list-item>
        <text:list-item>
          <text:p text:style-name="P21"><text:span text:style-name="T4">Slow to </text:span><text:span text:style-name="T24">On Speed AOA (approx 145 to 155 kts, </text:span><text:span text:style-name="T36">top light=too slow, bottom light=too fast</text:span><text:span text:style-name="T24">)</text:span><text:span text:style-name="T4"> </text:span><text:span text:style-name="T9">and trim to put </text:span><text:span text:style-name="T19">velocity vector</text:span><text:span text:style-name="T9"> level with center of "E" bracket.</text:span></text:p>
        </text:list-item>
        <text:list-item>
          <text:p text:style-name="P35"><text:span text:style-name="T53">A</text:span>djust pitch with throttle.</text:p>
        </text:list-item>
        <text:list-item>
          <text:p text:style-name="P33">On final turn, call <text:span text:style-name="T44">Hornet Ball</text:span> (<text:span text:style-name="T44">B6 button</text:span>) to get LSO guidance.</text:p>
        </text:list-item>
        <text:list-item>
          <text:p text:style-name="P20"><text:span text:style-name="T13">Put </text:span><text:span text:style-name="T20">velocity vector</text:span><text:span text:style-name="T13"> about at the crotch of the carrier, where the front of the angled deck meets the main flight deck on the port side.</text:span></text:p>
        </text:list-item>
        <text:list-item>
          <text:p text:style-name="P33">Fly it down to an "<text:span text:style-name="T44">OK 3-wire</text:span>".</text:p>
        </text:list-item>
      </text:list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5-17T20:10:22.315000000</dc:date>
    <meta:editing-duration>PT8H50M10S</meta:editing-duration>
    <meta:editing-cycles>54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45" meta:word-count="686" meta:character-count="3685" meta:non-whitespace-character-count="3066"/>
  </office:meta>
</office:document-meta>
</file>